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1.6416666666667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number-columns-repeated="16381" table:default-cell-style-name="ce1"/>
        <table:table-row table:style-name="ro1">
          <table:table-cell office:value-type="string" table:style-name="ce2">
            <text:p>FICHIER</text:p>
          </table:table-cell>
          <table:table-cell office:value-type="string" table:style-name="ce3">
            <text:p>::=</text:p>
          </table:table-cell>
          <table:table-cell office:value-type="string" table:style-name="ce4">
            <text:p>with Ada . Text_IO ; use Ada . Text_IO ; PROCEDURE BEGIN_INSTR ; EOF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rocedure ident is PROCEDURE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begin PLUS_INSTR end BEGIN_INSTR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DECL PLUS_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NSTR PLUS_INSTR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NST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ype ident 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DENT : TYPE DECL_FACT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rocedure ident DECL_PROCED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function ident DECL_FUNC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 DECL_FACT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_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access 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_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cord PLUS_CHAMPS end record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( := EXPR )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ARAMS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UNCTIO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UNCTIO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ARAMS 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dent PLUS_IDENT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, PLUS_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 IS_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AMP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PLUS_IDENT : TYPE 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CHAMPS PLUS_CHAMP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CHAMP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access 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M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DENT : PARAM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YPE END_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MODE TYPE END_PAR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; 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n MODE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ou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new ident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character’val ( EXPR ) EXPR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or EXPR_BI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</text:p>
          </table:table-cell>
          <table:table-cell office:value-type="string" table:style-name="ce6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lse 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and EXPR1_BI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</text:p>
          </table:table-cell>
          <table:table-cell office:value-type="string" table:style-name="ce6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hen 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not EXPR2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2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2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+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-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</text:p>
          </table:table-cell>
          <table:table-cell office:value-type="string" table:style-name="ce3">
            <text:p>::=</text:p>
          </table:table-cell>
          <table:table-cell office:value-type="string" table:style-name="ce1">
            <text:p>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*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rem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7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- EXPR7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7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7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9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. ident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_BIS</text:p>
          </table:table-cell>
          <table:table-cell office:value-type="string" table:style-name="ce3">
            <text:p>::=</text:p>
          </table:table-cell>
          <table:table-cell office:value-type="string" table:style-name="ce10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ti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caracte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 EXPR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nul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EXPR 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0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PLUS_EXPR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0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 END_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, 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 INSTR_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 . ident := EXP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turn INSTR_RETUR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begin PLUS_INSTR end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f EXPR then PLUS_INSTR NEXT_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for ident in INSTR_F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while EXPR loop PLUS_INSTR end loop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_IDENT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:= EXPR 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_IDENT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; ident ( PLUS_EXP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RETUR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RETUR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FO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 . . 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FO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verse EXPR . . 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PLUS_INSTR END_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 then PLUS_INSTR END_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number-rows-repeated="5" table:style-name="ro1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12" table:style-name="ro1">
          <table:table-cell table:number-columns-repeated="16384"/>
        </table:table-row>
        <table:table-row table:number-rows-repeated="10484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Stanislas Mezureux</dc:creator>
    <meta:creation-date>2023-11-29T13:50:29Z</meta:creation-date>
    <dc:date>2023-11-29T16:04:05Z</dc:date>
    <meta:editing-cycles>6</meta:editing-cycles>
    <meta:editing-duration>PT1870S</meta:editing-duration>
  </office:meta>
</office:document-meta>
</file>